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text-properties officeooo:paragraph-rsid="010869cb"/>
    </style:style>
    <style:style style:name="P2" style:family="paragraph" style:parent-style-name="Text_20_body" style:list-style-name="L1">
      <style:text-properties officeooo:paragraph-rsid="00bf3694"/>
    </style:style>
    <style:style style:name="P3" style:family="paragraph" style:parent-style-name="Text_20_body" style:list-style-name="L1">
      <style:text-properties officeooo:rsid="002c4b3c" officeooo:paragraph-rsid="00bf3694"/>
    </style:style>
    <style:style style:name="P4" style:family="paragraph" style:parent-style-name="Text_20_body" style:list-style-name="L1">
      <style:text-properties officeooo:rsid="0034dfda" officeooo:paragraph-rsid="010869cb"/>
    </style:style>
    <style:style style:name="P5" style:family="paragraph" style:parent-style-name="Text_20_body" style:list-style-name="L1">
      <style:text-properties officeooo:rsid="0034dfda" officeooo:paragraph-rsid="00bf3694"/>
    </style:style>
    <style:style style:name="P6" style:family="paragraph" style:parent-style-name="Text_20_body" style:list-style-name="L2">
      <style:text-properties officeooo:rsid="0034dfda" officeooo:paragraph-rsid="010869cb"/>
    </style:style>
    <style:style style:name="P7" style:family="paragraph" style:parent-style-name="Text_20_body" style:list-style-name="L3">
      <style:text-properties officeooo:rsid="0034dfda" officeooo:paragraph-rsid="010869cb"/>
    </style:style>
    <style:style style:name="P8" style:family="paragraph" style:parent-style-name="Text_20_body" style:list-style-name="L1">
      <style:text-properties officeooo:rsid="003653cc" officeooo:paragraph-rsid="00c72290"/>
    </style:style>
    <style:style style:name="P9" style:family="paragraph" style:parent-style-name="Text_20_body" style:list-style-name="L1">
      <style:text-properties officeooo:rsid="003653cc" officeooo:paragraph-rsid="00c817ff"/>
    </style:style>
    <style:style style:name="P10" style:family="paragraph" style:parent-style-name="Text_20_body" style:list-style-name="L1">
      <style:text-properties officeooo:rsid="002d6046" officeooo:paragraph-rsid="00bf3694"/>
    </style:style>
    <style:style style:name="P11" style:family="paragraph" style:parent-style-name="Text_20_body" style:list-style-name="L1">
      <style:text-properties officeooo:rsid="00c817ff" officeooo:paragraph-rsid="00d19bf3"/>
    </style:style>
    <style:style style:name="P12" style:family="paragraph" style:parent-style-name="Text_20_body" style:list-style-name="L1">
      <style:text-properties officeooo:rsid="003d1ac3" officeooo:paragraph-rsid="00bf3694"/>
    </style:style>
    <style:style style:name="P13" style:family="paragraph" style:parent-style-name="Text_20_body" style:list-style-name="L1">
      <style:paragraph-properties>
        <style:tab-stops>
          <style:tab-stop style:position="9.077cm"/>
          <style:tab-stop style:position="10.605cm"/>
        </style:tab-stops>
      </style:paragraph-properties>
      <style:text-properties officeooo:rsid="003d1ac3" officeooo:paragraph-rsid="00bf3694"/>
    </style:style>
    <style:style style:name="P14" style:family="paragraph" style:parent-style-name="Text_20_body" style:list-style-name="L2">
      <style:text-properties officeooo:rsid="003d1ac3" officeooo:paragraph-rsid="010869cb"/>
    </style:style>
    <style:style style:name="P15" style:family="paragraph" style:parent-style-name="Text_20_body" style:list-style-name="L3">
      <style:text-properties officeooo:rsid="003d1ac3" officeooo:paragraph-rsid="010869cb"/>
    </style:style>
    <style:style style:name="P16" style:family="paragraph" style:parent-style-name="Text_20_body" style:list-style-name="L1">
      <style:paragraph-properties>
        <style:tab-stops>
          <style:tab-stop style:position="9.077cm"/>
          <style:tab-stop style:position="10.605cm"/>
        </style:tab-stops>
      </style:paragraph-properties>
      <style:text-properties officeooo:paragraph-rsid="00d64be8"/>
    </style:style>
    <style:style style:name="P17" style:family="paragraph" style:parent-style-name="Text_20_body" style:list-style-name="L2"/>
    <style:style style:name="P18" style:family="paragraph" style:parent-style-name="Text_20_body" style:list-style-name="L2">
      <style:text-properties officeooo:paragraph-rsid="010869cb"/>
    </style:style>
    <style:style style:name="P19" style:family="paragraph" style:parent-style-name="Text_20_body" style:list-style-name="L2">
      <style:text-properties officeooo:paragraph-rsid="003c3cb9"/>
    </style:style>
    <style:style style:name="P20" style:family="paragraph" style:parent-style-name="Text_20_body" style:list-style-name="L2">
      <style:text-properties officeooo:paragraph-rsid="003f22d7"/>
    </style:style>
    <style:style style:name="P21" style:family="paragraph" style:parent-style-name="Text_20_body" style:list-style-name="L2">
      <style:text-properties officeooo:paragraph-rsid="0105592e"/>
    </style:style>
    <style:style style:name="P22" style:family="paragraph" style:parent-style-name="Text_20_body" style:list-style-name="L2">
      <style:text-properties officeooo:paragraph-rsid="0121a1fc"/>
    </style:style>
    <style:style style:name="P23" style:family="paragraph" style:parent-style-name="Text_20_body" style:list-style-name="L2">
      <style:text-properties officeooo:paragraph-rsid="010684a8"/>
    </style:style>
    <style:style style:name="P24" style:family="paragraph" style:parent-style-name="Text_20_body" style:list-style-name="L2">
      <style:text-properties officeooo:paragraph-rsid="00718643"/>
    </style:style>
    <style:style style:name="P25" style:family="paragraph" style:parent-style-name="Text_20_body" style:list-style-name="L2">
      <style:text-properties officeooo:paragraph-rsid="00ebe1dd"/>
    </style:style>
    <style:style style:name="P26" style:family="paragraph" style:parent-style-name="Text_20_body" style:list-style-name="L2">
      <style:text-properties officeooo:paragraph-rsid="01311214"/>
    </style:style>
    <style:style style:name="P27" style:family="paragraph" style:parent-style-name="Text_20_body" style:list-style-name="L2">
      <style:text-properties officeooo:rsid="005b9bc7" officeooo:paragraph-rsid="0064f5d2"/>
    </style:style>
    <style:style style:name="P28" style:family="paragraph" style:parent-style-name="Text_20_body" style:list-style-name="L2">
      <style:text-properties officeooo:rsid="005573e4" officeooo:paragraph-rsid="007ff998"/>
    </style:style>
    <style:style style:name="P29" style:family="paragraph" style:parent-style-name="Text_20_body" style:list-style-name="L3">
      <style:text-properties officeooo:paragraph-rsid="010869cb"/>
    </style:style>
    <style:style style:name="P30" style:family="paragraph" style:parent-style-name="Text_20_body" style:list-style-name="L3">
      <style:text-properties officeooo:paragraph-rsid="00285702"/>
    </style:style>
    <style:style style:name="P31" style:family="paragraph" style:parent-style-name="Text_20_body" style:list-style-name="L3">
      <style:text-properties style:use-window-font-color="true" loext:opacity="0%" style:font-name="Calibri" fo:font-size="11pt" fo:font-weight="normal" officeooo:rsid="0034dfda" officeooo:paragraph-rsid="010869cb" fo:background-color="transparent" style:font-name-asian="Calibri" style:font-name-complex="Calibri"/>
    </style:style>
    <style:style style:name="T1" style:family="text">
      <style:text-properties style:use-window-font-color="true" loext:opacity="0%" style:font-name="Calibri" fo:font-size="11pt" fo:font-weight="normal" fo:background-color="transparent" loext:char-shading-value="0" style:font-name-asian="Calibri" style:font-name-complex="Calibri"/>
    </style:style>
    <style:style style:name="T2" style:family="text">
      <style:text-properties style:use-window-font-color="true" loext:opacity="0%" style:font-name="Calibri" fo:font-size="11pt" fo:font-weight="normal" officeooo:rsid="0034dfda" fo:background-color="transparent" loext:char-shading-value="0" style:font-name-asian="Calibri" style:font-name-complex="Calibri"/>
    </style:style>
    <style:style style:name="T3" style:family="text">
      <style:text-properties style:use-window-font-color="true" loext:opacity="0%" style:font-name="Calibri" fo:font-size="11pt" fo:font-weight="normal" officeooo:rsid="010869cb" fo:background-color="transparent" loext:char-shading-value="0" style:font-name-asian="Calibri" style:font-name-complex="Calibri"/>
    </style:style>
    <style:style style:name="T4" style:family="text">
      <style:text-properties style:use-window-font-color="true" loext:opacity="0%" style:text-position="super 58%" style:font-name="Calibri" fo:font-size="11pt" fo:font-weight="normal" fo:background-color="transparent" loext:char-shading-value="0" style:font-name-asian="Calibri" style:font-name-complex="Calibri"/>
    </style:style>
    <style:style style:name="T5" style:family="text">
      <style:text-properties officeooo:rsid="001ec37b"/>
    </style:style>
    <style:style style:name="T6" style:family="text">
      <style:text-properties officeooo:rsid="002184c2"/>
    </style:style>
    <style:style style:name="T7" style:family="text">
      <style:text-properties officeooo:rsid="00234ec9"/>
    </style:style>
    <style:style style:name="T8" style:family="text">
      <style:text-properties officeooo:rsid="00249db7"/>
    </style:style>
    <style:style style:name="T9" style:family="text">
      <style:text-properties officeooo:rsid="002575b8"/>
    </style:style>
    <style:style style:name="T10" style:family="text">
      <style:text-properties officeooo:rsid="00296b10"/>
    </style:style>
    <style:style style:name="T11" style:family="text">
      <style:text-properties officeooo:rsid="002dbc9e"/>
    </style:style>
    <style:style style:name="T12" style:family="text">
      <style:text-properties officeooo:rsid="002f7f08"/>
    </style:style>
    <style:style style:name="T13" style:family="text">
      <style:text-properties officeooo:rsid="0030afdb"/>
    </style:style>
    <style:style style:name="T14" style:family="text">
      <style:text-properties officeooo:rsid="0030e37c"/>
    </style:style>
    <style:style style:name="T15" style:family="text">
      <style:text-properties officeooo:rsid="003261a6"/>
    </style:style>
    <style:style style:name="T16" style:family="text">
      <style:text-properties officeooo:rsid="00328c45"/>
    </style:style>
    <style:style style:name="T17" style:family="text">
      <style:text-properties officeooo:rsid="00338052"/>
    </style:style>
    <style:style style:name="T18" style:family="text">
      <style:text-properties officeooo:rsid="0034e3f6"/>
    </style:style>
    <style:style style:name="T19" style:family="text">
      <style:text-properties officeooo:rsid="0036bc36"/>
    </style:style>
    <style:style style:name="T20" style:family="text">
      <style:text-properties officeooo:rsid="0037302d"/>
    </style:style>
    <style:style style:name="T21" style:family="text">
      <style:text-properties officeooo:rsid="003ad272"/>
    </style:style>
    <style:style style:name="T22" style:family="text">
      <style:text-properties officeooo:rsid="003c3cb9"/>
    </style:style>
    <style:style style:name="T23" style:family="text">
      <style:text-properties officeooo:rsid="003d2af0"/>
    </style:style>
    <style:style style:name="T24" style:family="text">
      <style:text-properties officeooo:rsid="003f22d7"/>
    </style:style>
    <style:style style:name="T25" style:family="text">
      <style:text-properties officeooo:rsid="00403eaf"/>
    </style:style>
    <style:style style:name="T26" style:family="text">
      <style:text-properties officeooo:rsid="0041e352"/>
    </style:style>
    <style:style style:name="T27" style:family="text">
      <style:text-properties officeooo:rsid="004755a3"/>
    </style:style>
    <style:style style:name="T28" style:family="text">
      <style:text-properties officeooo:rsid="004a4ab3"/>
    </style:style>
    <style:style style:name="T29" style:family="text">
      <style:text-properties officeooo:rsid="004e8ea3"/>
    </style:style>
    <style:style style:name="T30" style:family="text">
      <style:text-properties officeooo:rsid="0051ef4b"/>
    </style:style>
    <style:style style:name="T31" style:family="text">
      <style:text-properties officeooo:rsid="00535aa6"/>
    </style:style>
    <style:style style:name="T32" style:family="text">
      <style:text-properties officeooo:rsid="00549fd7"/>
    </style:style>
    <style:style style:name="T33" style:family="text">
      <style:text-properties officeooo:rsid="005573e4"/>
    </style:style>
    <style:style style:name="T34" style:family="text">
      <style:text-properties officeooo:rsid="0056a4a9"/>
    </style:style>
    <style:style style:name="T35" style:family="text">
      <style:text-properties officeooo:rsid="005789a4"/>
    </style:style>
    <style:style style:name="T36" style:family="text">
      <style:text-properties officeooo:rsid="0058db4a"/>
    </style:style>
    <style:style style:name="T37" style:family="text">
      <style:text-properties officeooo:rsid="005a1fee"/>
    </style:style>
    <style:style style:name="T38" style:family="text">
      <style:text-properties officeooo:rsid="005c5562"/>
    </style:style>
    <style:style style:name="T39" style:family="text">
      <style:text-properties officeooo:rsid="005e61ea"/>
    </style:style>
    <style:style style:name="T40" style:family="text">
      <style:text-properties officeooo:rsid="005ecd30"/>
    </style:style>
    <style:style style:name="T41" style:family="text">
      <style:text-properties officeooo:rsid="005f5d22"/>
    </style:style>
    <style:style style:name="T42" style:family="text">
      <style:text-properties officeooo:rsid="0060113d"/>
    </style:style>
    <style:style style:name="T43" style:family="text">
      <style:text-properties officeooo:rsid="0061bee7"/>
    </style:style>
    <style:style style:name="T44" style:family="text">
      <style:text-properties officeooo:rsid="0062da99"/>
    </style:style>
    <style:style style:name="T45" style:family="text">
      <style:text-properties officeooo:rsid="0064f5d2"/>
    </style:style>
    <style:style style:name="T46" style:family="text">
      <style:text-properties officeooo:rsid="0067b76d"/>
    </style:style>
    <style:style style:name="T47" style:family="text">
      <style:text-properties officeooo:rsid="0068835f"/>
    </style:style>
    <style:style style:name="T48" style:family="text">
      <style:text-properties officeooo:rsid="00693509"/>
    </style:style>
    <style:style style:name="T49" style:family="text">
      <style:text-properties officeooo:rsid="006ae5af"/>
    </style:style>
    <style:style style:name="T50" style:family="text">
      <style:text-properties officeooo:rsid="00718643"/>
    </style:style>
    <style:style style:name="T51" style:family="text">
      <style:text-properties officeooo:rsid="007258f1"/>
    </style:style>
    <style:style style:name="T52" style:family="text">
      <style:text-properties officeooo:rsid="0076d191"/>
    </style:style>
    <style:style style:name="T53" style:family="text">
      <style:text-properties officeooo:rsid="007944ac"/>
    </style:style>
    <style:style style:name="T54" style:family="text">
      <style:text-properties officeooo:rsid="00798b0c"/>
    </style:style>
    <style:style style:name="T55" style:family="text">
      <style:text-properties officeooo:rsid="007b4291"/>
    </style:style>
    <style:style style:name="T56" style:family="text">
      <style:text-properties officeooo:rsid="007b6efd"/>
    </style:style>
    <style:style style:name="T57" style:family="text">
      <style:text-properties officeooo:rsid="007c8c21"/>
    </style:style>
    <style:style style:name="T58" style:family="text">
      <style:text-properties officeooo:rsid="00811bec"/>
    </style:style>
    <style:style style:name="T59" style:family="text">
      <style:text-properties officeooo:rsid="00862083"/>
    </style:style>
    <style:style style:name="T60" style:family="text">
      <style:text-properties officeooo:rsid="00882687"/>
    </style:style>
    <style:style style:name="T61" style:family="text">
      <style:text-properties officeooo:rsid="0089a5b8"/>
    </style:style>
    <style:style style:name="T62" style:family="text">
      <style:text-properties officeooo:rsid="00903166"/>
    </style:style>
    <style:style style:name="T63" style:family="text">
      <style:text-properties officeooo:rsid="00929b48"/>
    </style:style>
    <style:style style:name="T64" style:family="text">
      <style:text-properties officeooo:rsid="00942dac"/>
    </style:style>
    <style:style style:name="T65" style:family="text">
      <style:text-properties officeooo:rsid="009669a7"/>
    </style:style>
    <style:style style:name="T66" style:family="text">
      <style:text-properties officeooo:rsid="00997f00"/>
    </style:style>
    <style:style style:name="T67" style:family="text">
      <style:text-properties officeooo:rsid="009b5945"/>
    </style:style>
    <style:style style:name="T68" style:family="text">
      <style:text-properties officeooo:rsid="009d196b"/>
    </style:style>
    <style:style style:name="T69" style:family="text">
      <style:text-properties officeooo:rsid="009db612"/>
    </style:style>
    <style:style style:name="T70" style:family="text">
      <style:text-properties officeooo:rsid="009e4d78"/>
    </style:style>
    <style:style style:name="T71" style:family="text">
      <style:text-properties officeooo:rsid="00a1e50b"/>
    </style:style>
    <style:style style:name="T72" style:family="text">
      <style:text-properties officeooo:rsid="00a385fc"/>
    </style:style>
    <style:style style:name="T73" style:family="text">
      <style:text-properties officeooo:rsid="00a4fe7f"/>
    </style:style>
    <style:style style:name="T74" style:family="text">
      <style:text-properties officeooo:rsid="00a52247"/>
    </style:style>
    <style:style style:name="T75" style:family="text">
      <style:text-properties officeooo:rsid="00a68e75"/>
    </style:style>
    <style:style style:name="T76" style:family="text">
      <style:text-properties officeooo:rsid="00a7f154"/>
    </style:style>
    <style:style style:name="T77" style:family="text">
      <style:text-properties officeooo:rsid="00a9d6e0"/>
    </style:style>
    <style:style style:name="T78" style:family="text">
      <style:text-properties officeooo:rsid="00abc71b"/>
    </style:style>
    <style:style style:name="T79" style:family="text">
      <style:text-properties officeooo:rsid="00aceeae"/>
    </style:style>
    <style:style style:name="T80" style:family="text">
      <style:text-properties officeooo:rsid="00ad09b2"/>
    </style:style>
    <style:style style:name="T81" style:family="text">
      <style:text-properties officeooo:rsid="00ae3621"/>
    </style:style>
    <style:style style:name="T82" style:family="text">
      <style:text-properties officeooo:rsid="00af3b38"/>
    </style:style>
    <style:style style:name="T83" style:family="text">
      <style:text-properties officeooo:rsid="00b09afd"/>
    </style:style>
    <style:style style:name="T84" style:family="text">
      <style:text-properties officeooo:rsid="00b1739f"/>
    </style:style>
    <style:style style:name="T85" style:family="text">
      <style:text-properties officeooo:rsid="00b392eb"/>
    </style:style>
    <style:style style:name="T86" style:family="text">
      <style:text-properties officeooo:rsid="00bad9bb"/>
    </style:style>
    <style:style style:name="T87" style:family="text">
      <style:text-properties officeooo:rsid="00bcb1ec"/>
    </style:style>
    <style:style style:name="T88" style:family="text">
      <style:text-properties officeooo:rsid="0041ab6b"/>
    </style:style>
    <style:style style:name="T89" style:family="text">
      <style:text-properties officeooo:rsid="003ef8d8"/>
    </style:style>
    <style:style style:name="T90" style:family="text">
      <style:text-properties officeooo:rsid="003d2988"/>
    </style:style>
    <style:style style:name="T91" style:family="text">
      <style:text-properties officeooo:rsid="002c4b3c"/>
    </style:style>
    <style:style style:name="T92" style:family="text">
      <style:text-properties officeooo:rsid="0034dfda"/>
    </style:style>
    <style:style style:name="T93" style:family="text">
      <style:text-properties officeooo:rsid="002d6046"/>
    </style:style>
    <style:style style:name="T94" style:family="text">
      <style:text-properties officeooo:rsid="0038ae68"/>
    </style:style>
    <style:style style:name="T95" style:family="text">
      <style:text-properties officeooo:rsid="00392d2a"/>
    </style:style>
    <style:style style:name="T96" style:family="text">
      <style:text-properties officeooo:rsid="002d8261"/>
    </style:style>
    <style:style style:name="T97" style:family="text">
      <style:text-properties officeooo:rsid="00c449ca"/>
    </style:style>
    <style:style style:name="T98" style:family="text">
      <style:text-properties officeooo:rsid="00c72290"/>
    </style:style>
    <style:style style:name="T99" style:family="text">
      <style:text-properties officeooo:rsid="00c7a62e"/>
    </style:style>
    <style:style style:name="T100" style:family="text">
      <style:text-properties officeooo:rsid="00c817ff"/>
    </style:style>
    <style:style style:name="T101" style:family="text">
      <style:text-properties officeooo:rsid="00cc8b8c"/>
    </style:style>
    <style:style style:name="T102" style:family="text">
      <style:text-properties officeooo:rsid="00cd5932"/>
    </style:style>
    <style:style style:name="T103" style:family="text">
      <style:text-properties officeooo:rsid="00ce750b"/>
    </style:style>
    <style:style style:name="T104" style:family="text">
      <style:text-properties officeooo:rsid="00d19bf3"/>
    </style:style>
    <style:style style:name="T105" style:family="text">
      <style:text-properties officeooo:rsid="00d4c503"/>
    </style:style>
    <style:style style:name="T106" style:family="text">
      <style:text-properties officeooo:rsid="00d6b3cd"/>
    </style:style>
    <style:style style:name="T107" style:family="text">
      <style:text-properties officeooo:rsid="00d7b115"/>
    </style:style>
    <style:style style:name="T108" style:family="text">
      <style:text-properties officeooo:rsid="00d92ff5"/>
    </style:style>
    <style:style style:name="T109" style:family="text">
      <style:text-properties officeooo:rsid="00da1327"/>
    </style:style>
    <style:style style:name="T110" style:family="text">
      <style:text-properties officeooo:rsid="00db126b"/>
    </style:style>
    <style:style style:name="T111" style:family="text">
      <style:text-properties officeooo:rsid="00dbdd20"/>
    </style:style>
    <style:style style:name="T112" style:family="text">
      <style:text-properties officeooo:rsid="00df0d06"/>
    </style:style>
    <style:style style:name="T113" style:family="text">
      <style:text-properties officeooo:rsid="00e0e5df"/>
    </style:style>
    <style:style style:name="T114" style:family="text">
      <style:text-properties officeooo:rsid="00e255a3"/>
    </style:style>
    <style:style style:name="T115" style:family="text">
      <style:text-properties officeooo:rsid="00e28063"/>
    </style:style>
    <style:style style:name="T116" style:family="text">
      <style:text-properties officeooo:rsid="00e4533b"/>
    </style:style>
    <style:style style:name="T117" style:family="text">
      <style:text-properties officeooo:rsid="00e79a7c"/>
    </style:style>
    <style:style style:name="T118" style:family="text">
      <style:text-properties officeooo:rsid="00e98757"/>
    </style:style>
    <style:style style:name="T119" style:family="text">
      <style:text-properties officeooo:rsid="00ea4d5d"/>
    </style:style>
    <style:style style:name="T120" style:family="text">
      <style:text-properties officeooo:rsid="00ebe1dd"/>
    </style:style>
    <style:style style:name="T121" style:family="text">
      <style:text-properties officeooo:rsid="00edddc2"/>
    </style:style>
    <style:style style:name="T122" style:family="text">
      <style:text-properties officeooo:rsid="00ef4af6"/>
    </style:style>
    <style:style style:name="T123" style:family="text">
      <style:text-properties officeooo:rsid="00f143b1"/>
    </style:style>
    <style:style style:name="T124" style:family="text">
      <style:text-properties officeooo:rsid="00f1f84e"/>
    </style:style>
    <style:style style:name="T125" style:family="text">
      <style:text-properties officeooo:rsid="00f40bdb"/>
    </style:style>
    <style:style style:name="T126" style:family="text">
      <style:text-properties officeooo:rsid="00f44370"/>
    </style:style>
    <style:style style:name="T127" style:family="text">
      <style:text-properties officeooo:rsid="00f615e4"/>
    </style:style>
    <style:style style:name="T128" style:family="text">
      <style:text-properties officeooo:rsid="00f93ae7"/>
    </style:style>
    <style:style style:name="T129" style:family="text">
      <style:text-properties officeooo:rsid="00f97a81"/>
    </style:style>
    <style:style style:name="T130" style:family="text">
      <style:text-properties officeooo:rsid="00fd0e30"/>
    </style:style>
    <style:style style:name="T131" style:family="text">
      <style:text-properties officeooo:rsid="00fe36b9"/>
    </style:style>
    <style:style style:name="T132" style:family="text">
      <style:text-properties officeooo:rsid="00fef671"/>
    </style:style>
    <style:style style:name="T133" style:family="text">
      <style:text-properties officeooo:rsid="01003ed5"/>
    </style:style>
    <style:style style:name="T134" style:family="text">
      <style:text-properties officeooo:rsid="0103479a"/>
    </style:style>
    <style:style style:name="T135" style:family="text">
      <style:text-properties officeooo:rsid="01039390"/>
    </style:style>
    <style:style style:name="T136" style:family="text">
      <style:text-properties officeooo:rsid="00d64be8"/>
    </style:style>
    <style:style style:name="T137" style:family="text">
      <style:text-properties officeooo:rsid="01051c13"/>
    </style:style>
    <style:style style:name="T138" style:family="text">
      <style:text-properties officeooo:rsid="0105592e"/>
    </style:style>
    <style:style style:name="T139" style:family="text">
      <style:text-properties officeooo:rsid="010684a8"/>
    </style:style>
    <style:style style:name="T140" style:family="text">
      <style:text-properties officeooo:rsid="010991e5"/>
    </style:style>
    <style:style style:name="T141" style:family="text">
      <style:text-properties officeooo:rsid="010b0719"/>
    </style:style>
    <style:style style:name="T142" style:family="text">
      <style:text-properties officeooo:rsid="010c9654"/>
    </style:style>
    <style:style style:name="T143" style:family="text">
      <style:text-properties officeooo:rsid="010e623a"/>
    </style:style>
    <style:style style:name="T144" style:family="text">
      <style:text-properties officeooo:rsid="01124a40"/>
    </style:style>
    <style:style style:name="T145" style:family="text">
      <style:text-properties officeooo:rsid="0112aa9c"/>
    </style:style>
    <style:style style:name="T146" style:family="text">
      <style:text-properties officeooo:rsid="0112e3ab"/>
    </style:style>
    <style:style style:name="T147" style:family="text">
      <style:text-properties officeooo:rsid="0113e232"/>
    </style:style>
    <style:style style:name="T148" style:family="text">
      <style:text-properties officeooo:rsid="0114d07d"/>
    </style:style>
    <style:style style:name="T149" style:family="text">
      <style:text-properties officeooo:rsid="0114dfcd"/>
    </style:style>
    <style:style style:name="T150" style:family="text">
      <style:text-properties officeooo:rsid="0117c8d0"/>
    </style:style>
    <style:style style:name="T151" style:family="text">
      <style:text-properties officeooo:rsid="01194f96"/>
    </style:style>
    <style:style style:name="T152" style:family="text">
      <style:text-properties officeooo:rsid="011b213d"/>
    </style:style>
    <style:style style:name="T153" style:family="text">
      <style:text-properties officeooo:rsid="011c98fe"/>
    </style:style>
    <style:style style:name="T154" style:family="text">
      <style:text-properties officeooo:rsid="011d19ff"/>
    </style:style>
    <style:style style:name="T155" style:family="text">
      <style:text-properties officeooo:rsid="011dfcd4"/>
    </style:style>
    <style:style style:name="T156" style:family="text">
      <style:text-properties officeooo:rsid="011fac2e"/>
    </style:style>
    <style:style style:name="T157" style:family="text">
      <style:text-properties officeooo:rsid="0121a1fc"/>
    </style:style>
    <style:style style:name="T158" style:family="text">
      <style:text-properties officeooo:rsid="012344dd"/>
    </style:style>
    <style:style style:name="T159" style:family="text">
      <style:text-properties officeooo:rsid="012572e4"/>
    </style:style>
    <style:style style:name="T160" style:family="text">
      <style:text-properties officeooo:rsid="0126913a"/>
    </style:style>
    <style:style style:name="T161" style:family="text">
      <style:text-properties officeooo:rsid="0126c818"/>
    </style:style>
    <style:style style:name="T162" style:family="text">
      <style:text-properties officeooo:rsid="012d2447"/>
    </style:style>
    <style:style style:name="T163" style:family="text">
      <style:text-properties officeooo:rsid="012ee692"/>
    </style:style>
    <style:style style:name="T164" style:family="text">
      <style:text-properties officeooo:rsid="01310f6c"/>
    </style:style>
    <style:style style:name="T165" style:family="text">
      <style:text-properties officeooo:rsid="01327bc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95803423" text:style-name="L1">
        <text:list-item>
          <text:p text:style-name="P1"><text:span text:style-name="T92">Intitulé </text:span><text:span text:style-name="T2">de l’expérience</text:span></text:p>
          <text:p text:style-name="P3"><text:span text:style-name="T135">Partie 1 - « </text:span>Maintien en Condition Opérationnelle puis Développement d’une Application Web en Java EE 7 »</text:p>
        </text:list-item>
        <text:list-item>
          <text:p text:style-name="P4">Contexte <text:span text:style-name="T1">de l’activité</text:span></text:p>
          <text:p text:style-name="P2"><text:span text:style-name="T91">2 expériences consécutives concernant 2 projets similaires se sont déroulées de Avril 2015 à Août 2017 puis de Septembre 2017 à </text:span><text:span text:style-name="T92">Janvier </text:span><text:span text:style-name="T91">201</text:span><text:span text:style-name="T92">8.</text:span><text:span text:style-name="T91"> </text:span><text:span text:style-name="T137">Dans l’ordre chronologique des 3 parties présentées dans ce dossier il s’agit de la première partie. </text:span><text:span text:style-name="T91">L</text:span><text:span text:style-name="T134">a</text:span><text:span text:style-name="T91"> premi</text:span><text:span text:style-name="T134">è</text:span><text:span text:style-name="T91">r</text:span><text:span text:style-name="T134">e </text:span><text:span text:style-name="T137">expérience</text:span><text:span text:style-name="T91"> est </text:span><text:span text:style-name="T134">le développement en pré-production puis le maintien en condition </text:span><text:span text:style-name="T140">en production</text:span><text:span text:style-name="T134"> d’une</text:span><text:span text:style-name="T91"> application Web de gestion. </text:span><text:span text:style-name="T141">L</text:span><text:span text:style-name="T134">a</text:span><text:span text:style-name="T93"> deuxième </text:span><text:span text:style-name="T134">expérience est le développement d’une</text:span><text:span text:style-name="T93"> application Web de gestion </text:span><text:span text:style-name="T92">ayant</text:span><text:span text:style-name="T93"> pour but d’être un bac à sable </text:span><text:span text:style-name="T134">de nouvelles technologies en remp</text:span><text:span text:style-name="T93">la</text:span><text:span text:style-name="T97">çant </text:span><text:span text:style-name="T142">un</text:span><text:span text:style-name="T134"> agenda collaboratif</text:span><text:span text:style-name="T97">.</text:span></text:p>
          <text:p text:style-name="P8">L’historique de cette deuxième expérience est ici presque totalement dépeint, l<text:span text:style-name="T134">e projet à remplacer </text:span>datait d’il y a plus de 5 ans. Refondre ce projet avec les outils modernes permettait, <text:span text:style-name="T99">en plus de se remettre à niveau sur le langage, </text:span><text:span text:style-name="T98">d</text:span>e mettre en œuvre une méthode de développement dirigée par les tests qu’ils soient unitaires ou d’intégration.</text:p>
          <text:p text:style-name="P9"><text:span text:style-name="T134">L’historique de ma première expérience est un projet externalisé où je suis entré dès le début de la phase de pré-production qui a demandé</text:span><text:span text:style-name="T94"> 6 mois de délai </text:span><text:span text:style-name="T143">pour le quitter 2 ans et demi après sa mise en production.</text:span></text:p>
        </text:list-item>
        <text:list-item>
          <text:p text:style-name="P5">Description de l’activité</text:p>
          <text:p text:style-name="P10">J’ai été intégré dans les 2 équipes comme développeur Java EE. La pr<text:span text:style-name="T101">e</text:span>mière expérience m’a permis de mettre en pratique ma formation i<text:span text:style-name="T92">nitiale </text:span>de développement, apprendre <text:span text:style-name="T92">ce que sont</text:span> <text:span text:style-name="T92">d</text:span>es bonnes pratiques, <text:span text:style-name="T92">les mettre en œuvre </text:span>puis évoluer vers <text:span text:style-name="T96">les nouvelles itérations du langage. </text:span><text:span text:style-name="T92">Ayant très vite pris goût à ce métier je m’y suis investi personnellement y compris dans mon temps libre et ai ainsi pu participer à l’évolution des bonnes pratiques par des formations et conseils prodigués à mes collègues, </text:span><text:span text:style-name="T94">essentiellement sur les nouveautés apportées par l’itération 8 du langage JAVA comme par exemple la programmation fonctionnelle (stream, interfaces fonctionnelles, consumers, prédicats </text:span><text:span text:style-name="T134">etc...</text:span><text:span text:style-name="T94">) l’écriture lambda </text:span><text:span text:style-name="T134">ou encore l’</text:span><text:span text:style-name="T144">utilisation du couple « Classe </text:span><text:span text:style-name="T134">Optional / </text:span><text:span text:style-name="T144">annotation Nullable » pour éliminer la bien trop connue NullPointerException</text:span><text:span text:style-name="T94">. </text:span><text:span text:style-name="T92">La seconde expérience m’</text:span><text:span text:style-name="T95">a permis </text:span><text:span text:style-name="T134">de mettre pleinement ces compétences à profit et de les perfectionner en </text:span><text:span text:style-name="T95">appren</text:span><text:span text:style-name="T134">ant et </text:span><text:span text:style-name="T95">mett</text:span><text:span text:style-name="T134">ant</text:span><text:span text:style-name="T95"> en pratique </text:span><text:span text:style-name="T134">ce qui m’était alors une nouveauté : </text:span><text:span text:style-name="T95">les tests unitaires et d’intégration </text:span><text:span text:style-name="T102">et la qualité de code</text:span><text:span text:style-name="T95"> dans le processus de développement d’une application Web en Java. </text:span><text:span text:style-name="T100">Les tests unitaires, avec Junit et Mockito sont rédigés avant le code afin de garantir un respect des attentes fonctionnelles, c’est la méthodologie « test-driven-development ». À ces tests unitaires nous ajoutions des tests d’intégration avec Arquillian en charge de tester le fonctionnement des méthodes avec une simulation de la réponse des appels aux méthodes externes, ces tests nécessitant alors la mise en place d’un serveur d’application embarqué. </text:span><text:span text:style-name="T104">Dans la même démarche de mise à jour nous n’avions par réutilisé la solution SVN avec Tortoise-SVN pour gérer l’historisation et les versions de notre code source mais celle qui aujourd’hui est devenue un incontournable </text:span><text:span text:style-name="T135">aujourd’hui</text:span><text:span text:style-name="T104">, </text:span><text:span text:style-name="T135">G</text:span><text:span text:style-name="T104">it. Un serveur </text:span><text:span text:style-name="T135">G</text:span><text:span text:style-name="T104">it</text:span><text:span text:style-name="T135">Lab</text:span><text:span text:style-name="T104"> a été installé </text:span><text:span text:style-name="T135">sur notre plateforme de développement interne </text:span><text:span text:style-name="T104">et si nous avions commencé à travailler avec </text:span><text:span text:style-name="T135">Gi</text:span><text:span text:style-name="T104">t par l’intermédiaire de l’outil graphique git-extensions facilitant la lecture des branches, la ligne de commandes est </text:span><text:span text:style-name="T145">vite</text:span><text:span text:style-name="T104"> devenue une habitude lorsque, bien paramétrée avec des alias par exemple, elle devient plus lisible </text:span><text:span text:style-name="T146">et efficace</text:span><text:span text:style-name="T104"> qu’une interface graphique !</text:span></text:p>
          <text:p text:style-name="P11"><text:span text:style-name="T137">T</text:span>ester le code <text:span text:style-name="T137">est indispensable donc </text:span>il convient d’être certain que le code soit testé dans un <text:soft-page-break/>pourcentage minimal <text:span text:style-name="T137">également nommé</text:span> la couverture de code. Là aussi, ce projet a donné l’occasion de mettre en place une métrique à l’aide de SonarQube <text:span text:style-name="T105">et définir un minimum de couverture de code attendu lors de la compilation est ainsi limiter la livraison de code non couvert.</text:span></text:p>
        </text:list-item>
        <text:list-item>
          <text:p text:style-name="P12">Caractérisation des compétences mobilisées durant cette activité</text:p>
          <text:p text:style-name="P13">Durant <text:span text:style-name="T103">ces 2</text:span> expérience<text:span text:style-name="T103">s </text:span>j’étais en charge de corriger des bugs et implémenter de nouvelles fonctionnalités dans l’applicatio<text:span text:style-name="T88">n </text:span><text:span text:style-name="T108">dans un projet dont le squelette applicatif avait déjà été réalisé. L</text:span><text:span text:style-name="T89">’</text:span>équipe de ma<text:span text:style-name="T89">î</text:span>tr<text:span text:style-name="T89">i</text:span>se d’ouvrage était pour moi <text:span text:style-name="T108">dans ces deux projets </text:span>un acteur incontournable pour ce qui est de la description du besoin <text:span text:style-name="T90">et</text:span> la levée de doutes <text:span text:style-name="T89">lorsque les spécifications fonctionnelles étaient incomplètes ou contradictoires.</text:span></text:p>
          <text:p text:style-name="P16"><text:span text:style-name="T136">Ce</text:span><text:span text:style-name="T109">s </text:span><text:span text:style-name="T136">projet</text:span><text:span text:style-name="T109">s</text:span><text:span text:style-name="T136"> m’</text:span><text:span text:style-name="T109">ont</text:span><text:span text:style-name="T136"> permis de développer l’ensemble des compétences nécessaires à la réalisation en totale autonomie d’un </text:span><text:span text:style-name="T109">autre</text:span><text:span text:style-name="T136"> projet repoussant encore plus loin les évolutions technologies et attendus métier </text:span><text:span text:style-name="T109">qui sera décrit en 3ème partie de ce dossier.</text:span><text:span text:style-name="T136"> Un résumé de ce socle minimal est </text:span><text:span text:style-name="T110">l’</text:span><text:span text:style-name="T111">application, le</text:span><text:span text:style-name="T110"> s</text:span><text:span text:style-name="T136">uivi et </text:span><text:span text:style-name="T110">l’</text:span><text:span text:style-name="T136">implication dans le</text:span><text:span text:style-name="T110">s</text:span><text:span text:style-name="T136"> règles de qualité et d’uniformisation du code, tests </text:span><text:span text:style-name="T111">dirigeant le code</text:span><text:span text:style-name="T136">, </text:span><text:span text:style-name="T147">qualimétrie, </text:span><text:span text:style-name="T136">gestion des versions, lecture et participation à l’évolution des spécifications fonctionnelles, suivi des évolutions du langage par </text:span><text:span text:style-name="T149">de nombreux canaux (newsletters, r</text:span><text:span text:style-name="T136">evues techniques, blogs, </text:span><text:span text:style-name="T148">applications mobiles, </text:span><text:span text:style-name="T136">conférences </text:span><text:span text:style-name="T149">physiques (POSS, Open-Source Experience) ou en visio (DEVOXX)</text:span><text:span text:style-name="T136">, exercices en ligne...</text:span><text:span text:style-name="T149">)</text:span><text:span text:style-name="T136">, </text:span><text:span text:style-name="T106">travail en équip</text:span><text:span text:style-name="T112">e et</text:span><text:span text:style-name="T106"> </text:span><text:span text:style-name="T107">mise en production de livrables.</text:span></text:p>
        </text:list-item>
      </text:list>
      <text:list xml:id="list89761145" text:style-name="L2">
        <text:list-item>
          <text:p text:style-name="P18"><text:span text:style-name="T92">Intitulé </text:span><text:span text:style-name="T2">de l’expérience</text:span></text:p>
          <text:p text:style-name="P18"><text:span text:style-name="T135">Partie 2 - </text:span>« <text:span text:style-name="T5">Réalisation de deux grappes de sites Internet </text:span><text:span text:style-name="T11">par</text:span><text:span text:style-name="T5"> le CMS Joomla </text:span><text:span text:style-name="T11">avec</text:span><text:span text:style-name="T5"> le plug-in Joomla Multi-sites puis </text:span><text:span text:style-name="T12">leur </text:span><text:span text:style-name="T5">intégration par script dans un serveur HTTP Apache sur une plateforme CentOS » <text:s/></text:span></text:p>
        </text:list-item>
        <text:list-item>
          <text:p text:style-name="P18"><text:span text:style-name="T92">Contexte </text:span><text:span text:style-name="T2">de l’activité</text:span></text:p>
          <text:p text:style-name="P18">Cette expérience a été réalisée de août 2018 à aujourd’hui septembre 2022 au Centre de Conduite Informatique de l’Armée de Terre. <text:span text:style-name="T137">Dans l’ordre chronologique des 3 parties présentées dans ce dossier il s’agit de la dernière partie. </text:span>J’ai d’abord <text:span text:style-name="T13">été intégré</text:span> <text:span text:style-name="T14">à</text:span> l’équipe de ce projet comme <text:span text:style-name="T24">administrateur de site</text:span> avant d’en être le responsable technique. L’équipe <text:span text:style-name="T24">a</text:span> <text:span text:style-name="T24">aujourd’hui</text:span> pour structure <text:span text:style-name="T24">1 administrateur, 2</text:span> <text:span text:style-name="T24">administrateurs</text:span>-intégrateurs, un responsable technique, un chef de projet et une autorité cliente.</text:p>
        </text:list-item>
        <text:list-item>
          <text:p text:style-name="P6">Description de l’activité</text:p>
          <text:p text:style-name="P18">Ce projet a pour historique une base réalisée avant mon entrée sur le projet. Cette base est un Joomla avec le plug-in Joomla Multi-sites et un template d’affichage récupéré par l’équipe du moment. Ce Joomla a été installé sur un serveur Apache monté sur un serveur CentOS qui <text:span text:style-name="T22">est la</text:span> plateforme de développement <text:span text:style-name="T22">de ce projet</text:span>. A mon arrivée sur le projet la base était finalisée, j’ai donc pu créer un site parmi les premiers livrés sur la plateforme de développement.</text:p>
          <text:p text:style-name="P19"><text:span text:style-name="T22">L</text:span>a création de sites <text:span text:style-name="T22">demande</text:span> de <text:span text:style-name="T22">maîtriser l’interface d’administration du</text:span> CMS Joomla <text:span text:style-name="T22">mai</text:span>s <text:span text:style-name="T22">les</text:span> compétences en SQL et administration serveur demandées <text:span text:style-name="T22">y sont </text:span><text:span text:style-name="T150">sauf exception</text:span><text:span text:style-name="T22"> marginales. R</text:span><text:span text:style-name="T6">éaliser un site Joomla demande énormément de tâches répétitives </text:span><text:span text:style-name="T22">et </text:span><text:span text:style-name="T6">la souris est </text:span><text:span text:style-name="T22">donc </text:span><text:span text:style-name="T6">pour cette tâche bien plus utilisée que le clavier.</text:span></text:p>
          <text:p text:style-name="P20">Cela a changé lorsqu’il a fallu livrer sur la plateforme de pré-production <text:span text:style-name="T15">les sites </text:span><text:span text:style-name="T23">alors</text:span><text:span text:style-name="T15"> réalisés </text:span><text:span text:style-name="T137">par ticket à l’équipe de livraison </text:span><text:span text:style-name="T151">puis</text:span><text:span text:style-name="T137"> dépôt d’un script et des archives sur un serveur FTP</text:span><text:span text:style-name="T15">. </text:span><text:span text:style-name="T24">M</text:span><text:span text:style-name="T6">on équipe </text:span>n’av<text:span text:style-name="T6">ait</text:span> aucu<text:span text:style-name="T6">n accès </text:span><text:span text:style-name="T137">à la plateforme de destination o</text:span><text:span text:style-name="T6">u connaissance de </text:span><text:span text:style-name="T137">s</text:span><text:span text:style-name="T6">a configuration</text:span><text:span text:style-name="T24">, l</text:span>es <text:soft-page-break/>premiers scripts de livraison étaient <text:span text:style-name="T6">donc </text:span>en échec et il a fallu fournir une documentation exhaustive quels que soient les scénarii <text:span text:style-name="T113">mais surtout</text:span> un script shell capable de fonctionner sous CentOS ou Debian (<text:span text:style-name="T152">s’agissant </text:span><text:span text:style-name="T16">des</text:span> 2 OS serveurs <text:span text:style-name="T17">autorisés</text:span> par le cadre de cohérence technique fourni par la DSI de mon entreprise pour un hébergement de sites Web) et ce <text:span text:style-name="T114">quel que soit</text:span> s<text:span text:style-name="T137">on</text:span><text:span text:style-name="T114"> emplacement </text:span>dans l’arborescence <text:span text:style-name="T6">du serveur cible </text:span><text:span text:style-name="T24">puisque</text:span><text:span text:style-name="T6"> </text:span><text:span text:style-name="T18">nous n’av</text:span><text:span text:style-name="T137">i</text:span><text:span text:style-name="T18">ons pas non plus connaissance de cette information. </text:span><text:span text:style-name="T24">Le travail d’intégration est donc devenu une tâche à part entière et les administrateurs en charge de créer les scripts d’intégration des sites sont donc devenus des administrateurs-intégrateurs.</text:span></text:p>
          <text:p text:style-name="P17"><text:span text:style-name="T6">Lorsque </text:span><text:span text:style-name="T66">des</text:span><text:span text:style-name="T6"> clients ont commencé à </text:span><text:span text:style-name="T19">demander une persistance de leurs modifications apportées sur</text:span><text:span text:style-name="T6"> leur site hébergé sur la plateforme de </text:span><text:span text:style-name="T19">pré-production</text:span><text:span text:style-name="T6">, l</text:span>es scripts ont pris en complexité <text:span text:style-name="T6">puisqu’il n’</text:span><text:span text:style-name="T67">était</text:span><text:span text:style-name="T6"> alors plus question d’effacer </text:span><text:span text:style-name="T116">puis</text:span><text:span text:style-name="T115"> réécrire </text:span><text:span text:style-name="T6">mais bien </text:span>d’insérer les nouveaux <text:span text:style-name="T6">sites à côté des existants</text:span>, modifier et supprimer les existants le cas échéant <text:span text:style-name="T20">et ce </text:span>toujours sans connaître l’arborescence ou la configuration du serveur impacté. Mes bases en shell Windows m’ont permis <text:span text:style-name="T68">de </text:span>monter en compétence en shell Linux et ainsi réaliser <text:span text:style-name="T6">c</text:span>es scripts de<text:span text:style-name="T6">mandant de</text:span> plus en plus <text:span text:style-name="T6">de </text:span>compl<text:span text:style-name="T7">e</text:span><text:span text:style-name="T6">xité</text:span>, l’intégration étant <text:span text:style-name="T6">donc </text:span>sur ce projet ce qui demandait le plus de développe<text:span text:style-name="T7">men</text:span><text:span text:style-name="T6">t </text:span><text:span text:style-name="T69">puisque</text:span><text:span text:style-name="T6"> la création de sites </text:span><text:span text:style-name="T70">reste</text:span><text:span text:style-name="T6"> une tâche répétitive.</text:span></text:p>
          <text:p text:style-name="P21">Un challenge nous a été <text:span text:style-name="T25">imposé</text:span> lorsque notre hébergeur désigné et impératif a sous-traité l’hébergement à une société qui a renégocié les contrats et demandé que nos 61 sous-sites, alors mis à jour par un seul script puisque tapant sur un seul dossier dans le serveur Apache mais ayant 6<text:span text:style-name="T86">1</text:span> bases de données (une par site) réclameraient donc 6<text:span text:style-name="T86">1</text:span> scripts différents pour chaque mise à jour. <text:span text:style-name="T26">Le contrat du prix des scripts restait inchangé : 2 scripts gratuits par mois, chaque script supplémentaire étant payant </text:span><text:span text:style-name="T71">(un montant à </text:span><text:span text:style-name="T72">4</text:span><text:span text:style-name="T71"> chiffres par script). </text:span><text:span text:style-name="T27">Nous livrions alors en moyenne, </text:span><text:span text:style-name="T138">chaque mois, </text:span><text:span text:style-name="T27">un script </text:span><text:span text:style-name="T138">complet de livraison</text:span><text:span text:style-name="T27"> puis </text:span><text:span text:style-name="T138">un script</text:span><text:span text:style-name="T27"> correctif </text:span><text:span text:style-name="T138">corrigeant les inévitables erreurs ce qui nous faisait livrer gratuitement mais cela nous devenait alors impossible puisque le seul script initial, si tant est qu’il se passait bien, demand</text:span><text:span text:style-name="T153">era</text:span><text:span text:style-name="T138">it </text:span><text:span text:style-name="T153">alors</text:span><text:span text:style-name="T138"> 59 fois le prix d’un script !</text:span></text:p>
          <text:p text:style-name="P21"><text:span text:style-name="T138">N</text:span>ous <text:span text:style-name="T28">n’</text:span>avions aucune solution à part tout fusionner dans une seule base de données, les <text:span text:style-name="T154">fichiers des </text:span>sites étant d’ores et déjà fusionnés au sein du même dossier sur le serveur Apache.</text:p>
          <text:p text:style-name="P22">J’ai apporté une idée dont une preuve de fonctionnement a rapidement été démontrée : <text:span text:style-name="T7">la séparation des droits entre sites </text:span><text:span text:style-name="T138">reviendrait</text:span><text:span text:style-name="T7"> à la charge de la base de données, </text:span><text:span text:style-name="T60">l’utilisateur mysql d’un</text:span><text:span text:style-name="T59"> site </text:span><text:span text:style-name="T138">disposerait</text:span><text:span text:style-name="T74"> alors</text:span><text:span text:style-name="T59"> de tous les droits sur toutes ses tables et uniquement </text:span><text:span text:style-name="T138">sur </text:span><text:span text:style-name="T59">ses tables qui </text:span><text:span text:style-name="T138">seraient</text:span><text:span text:style-name="T29"> différenci</text:span><text:span text:style-name="T59">ées des autres</text:span><text:span text:style-name="T29"> tables de chaque </text:span><text:span text:style-name="T87">site</text:span><text:span text:style-name="T29"> par un préfixe</text:span><text:span text:style-name="T7">. </text:span><text:span text:style-name="T60">Chaque utilisateur mysql ne </text:span><text:span text:style-name="T138">disposerait</text:span><text:span text:style-name="T60"> donc d’aucun droit au </text:span><text:span text:style-name="T73">niveau </text:span><text:span text:style-name="T138">de la base de données complète</text:span><text:span text:style-name="T60"> sauf celui de bloquer une table </text:span><text:span text:style-name="T155">pour </text:span><text:span text:style-name="T156">gére</text:span><text:span text:style-name="T157">r la</text:span><text:span text:style-name="T60"> concurrence des accès.</text:span><text:span text:style-name="T7"> Une fois la solution adoptée, l’appliquer sur </text:span><text:span text:style-name="T61">notre plateforme de production</text:span><text:span text:style-name="T7"> réclame un audit de sécurité préliminaire qu’il a fallu accueillir sur des moyens qu’il nous </text:span><text:span text:style-name="T138">faut</text:span><text:span text:style-name="T7"> configurer et mettre à disposition. </text:span><text:span text:style-name="T75">Cette tâche revient normalement à l’équipe d’administrateur</text:span><text:span text:style-name="T76">s</text:span><text:span text:style-name="T75"> système mais un turn-over récent </text:span><text:span text:style-name="T77">y </text:span><text:span text:style-name="T75">avait placé 2 personnes ne sa</text:span><text:span text:style-name="T132">chant</text:span><text:span text:style-name="T75"> pas effectuer cette tâche donc je m’en suis chargé.</text:span></text:p>
          <text:p text:style-name="P21"><text:span text:style-name="T30">La mise en place des moyens </text:span><text:span text:style-name="T158">de l’audit préliminaire</text:span><text:span text:style-name="T30"> consiste à fournir </text:span><text:span text:style-name="T132">un réseau fermé entre des postes clients et le</text:span><text:span text:style-name="T30"> serveur hébergeant nos sites. Les machines </text:span><text:span text:style-name="T159">n’ayant</text:span><text:span text:style-name="T30"> besoin </text:span><text:span text:style-name="T41">que d’un</text:span><text:span text:style-name="T30"> paramétrage réseau, </text:span><text:span text:style-name="T40">notamment le fichier hosts.etc, </text:span><text:span text:style-name="T62">t</text:span><text:span text:style-name="T30">out est</text:span><text:span text:style-name="T42"> </text:span><text:span text:style-name="T30">à faire côté serveur hébergeant les sites. Ce serveur </text:span><text:span text:style-name="T43">est un LAMP sous CentOS 7 hébergé par </text:span><text:span text:style-name="T30">un hyperviseur ESXi. Sur le papier, 2 semaines de configuration </text:span><text:span text:style-name="T37">de cette machine virtuelle </text:span><text:span text:style-name="T30">suffisent et c’est le temps </text:span><text:span text:style-name="T44">maximal</text:span><text:span text:style-name="T30"> que j’avais pour le faire.</text:span></text:p>
          <text:p text:style-name="P21"><text:span text:style-name="T138">Si j’insiste sur cette phase c’est que la réussite de ces 15 jours était déterminante pour l’avenir du </text:span><text:soft-page-break/><text:span text:style-name="T138">projet !</text:span><text:span text:style-name="T30"> </text:span><text:span text:style-name="T138">L</text:span><text:span text:style-name="T53">e prochain créneau </text:span><text:span text:style-name="T138">d’audit </text:span><text:span text:style-name="T54">était </text:span><text:span text:style-name="T138">au moins</text:span><text:span text:style-name="T53"> l’année </text:span><text:span text:style-name="T55">suivant</text:span><text:span text:style-name="T56">e,</text:span><text:span text:style-name="T53"> une non-validation venant de la solution ou d’une incapacité </text:span><text:span text:style-name="T138">à</text:span><text:span text:style-name="T53"> tester la solution repouss</text:span><text:span text:style-name="T57">ait</text:span><text:span text:style-name="T53"> </text:span><text:span text:style-name="T78">donc </text:span><text:span text:style-name="T79">d’au </text:span><text:span text:style-name="T138">m</text:span><text:span text:style-name="T79">oins </text:span><text:span text:style-name="T78">un an</text:span><text:span text:style-name="T53"> la mise en production de nos sites. </text:span></text:p>
          <text:p text:style-name="P27">L<text:span text:style-name="T138">e réseau étant fermé,</text:span> <text:span text:style-name="T21">l’absence de lien Internet aurait pu mettre en échec l’audit : j’avais passé 2 jours à récupérer à la main </text:span><text:span text:style-name="T45">les très nombreuses</text:span><text:span text:style-name="T21"> dépendances pour CentOS 7 nécessaires à l’installation des paquets httpd, mysql-server et php </text:span><text:span text:style-name="T45">puis cette </text:span><text:span text:style-name="T21">procédure manuelle s’est arrêtée lorsqu’il a fallu mettre à jour des paquets critiques o</text:span><text:span text:style-name="T38">ù</text:span><text:span text:style-name="T21"> toute erreur d’installation aurait pu simplement mettre le démarrage du système en échec ; heureusement un dépôt de dépendances se trouve dans l’.iso d’installation de CentOS 7 : il faut alors suivre une procédure pour monte</text:span><text:span text:style-name="T63">r cette .iso</text:span><text:span text:style-name="T21">, déclarer le répertoire des dépendances comme dépôt par le gestionnaire de paquets </text:span><text:span text:style-name="T64">de la machine virtuelle</text:span><text:span text:style-name="T21"> </text:span><text:span text:style-name="T138">et l’installation de mes paquets et de leurs dépendances est passé</text:span><text:span text:style-name="T21"> sans erreur.</text:span></text:p>
          <text:p text:style-name="P23"><text:span text:style-name="T39">Une semaine vient </text:span><text:span text:style-name="T65">alors </text:span><text:span text:style-name="T39">de passer, </text:span><text:span text:style-name="T132">je suis encore en train de configurer le serveur hébergeant les sites depuis le seul poste en ayant l’accès</text:span><text:span text:style-name="T39"> </text:span><text:span text:style-name="T132">lorsque </text:span><text:span text:style-name="T7">des jeux de malchance ont permis à quelques uns de mes savoirs </text:span><text:span text:style-name="T8">de briller : </text:span><text:span text:style-name="T132">m</text:span><text:span text:style-name="T31">a machine </text:span><text:span text:style-name="T132">a</text:span><text:span text:style-name="T31"> lâché ainsi que son disque dur. La machine n’a plus voulu atteindre ne serait-ce que le POST et le disque dur n’a jamais répondu </text:span><text:span text:style-name="T32">même</text:span><text:span text:style-name="T31"> branché sur un lecteur SATA vers USB. Sur ce disque était placé la seule copie </text:span><text:span text:style-name="T81">accessible</text:span><text:span text:style-name="T31"> de la base de données du gestionnaire de mots de passe dont ceux de l’accès SSH de la machine virtuelle hébergée par l’hyperviseur ESXi. </text:span><text:span text:style-name="T34">Pour des raisons de confidentialité je n’avais pas dédié de support de stockage à </text:span><text:span text:style-name="T82">une copie </text:span><text:span text:style-name="T83">de </text:span><text:span text:style-name="T34">cette base de données et les </text:span><text:span text:style-name="T80">précédents </text:span><text:span text:style-name="T34">administrateurs système affectés à la gestion de l’hyperviseur </text:span><text:span text:style-name="T80">n’</text:span><text:span text:style-name="T34">avaient pas </text:span><text:span text:style-name="T80">transmis l’emplacement de la </text:span><text:span text:style-name="T84">sauvegarde de cette archive</text:span><text:span text:style-name="T80"> aux nouveaux</text:span><text:span text:style-name="T34">.</text:span><text:span text:style-name="T31"> </text:span><text:span text:style-name="T58">L</text:span><text:span text:style-name="T33">a machine ayant lâché était la seule machine sous Windows disposant de droits administrateur de tout </text:span><text:span text:style-name="T35">mon service, </text:span><text:span text:style-name="T160">j’ai donc </text:span><text:span text:style-name="T132">récupér</text:span><text:span text:style-name="T160">é</text:span><text:span text:style-name="T132"> une</text:span><text:span text:style-name="T33"> machine Windows sous AD </text:span><text:span text:style-name="T34">inutilisé</text:span><text:span text:style-name="T85">e </text:span><text:span text:style-name="T160">et a</text:span><text:span text:style-name="T34">u lieu de refaire une installation complète </text:span><text:span text:style-name="T139">j’ai obtenu </text:span><text:span text:style-name="T160">s</text:span><text:span text:style-name="T34">e</text:span><text:span text:style-name="T33">s accès administrateu</text:span><text:span text:style-name="T139">r</text:span><text:span text:style-name="T33"> par la création, depuis une clé usb live-CD Unix, </text:span><text:span text:style-name="T160">d’une porte</text:span><text:span text:style-name="T33"> lan</text:span><text:span text:style-name="T160">çant</text:span><text:span text:style-name="T33"> une console de commandes au lieu du programme de gestion des touches rémanentes lors de l’écran de saisie de session </text:span><text:span text:style-name="T160">où à cet endroit, le</text:span><text:span text:style-name="T33">s </text:span><text:span text:style-name="T139">commandes</text:span><text:span text:style-name="T33"> exécuté</text:span><text:span text:style-name="T139">e</text:span><text:span text:style-name="T33">s disposent de privilèges </text:span><text:span text:style-name="T36">élevés. </text:span><text:span text:style-name="T160">J</text:span><text:span text:style-name="T33">’ai ainsi pu y créer un compte, y donner son mot de passe, des droits d’administration puis m’y connecter.</text:span></text:p>
          <text:p text:style-name="P28">La machine Windows disposant de droits administrateur obtenue, il restait encore à <text:span text:style-name="T34">obtenir les accès SSH à la machine virtuelle. </text:span><text:span text:style-name="T46">Cette fois</text:span><text:span text:style-name="T40">, les administrateurs système disposaient </text:span><text:span text:style-name="T46">bien </text:span><text:span text:style-name="T40">des accès à l’interface d’administration de l’hyperviseur mais il y est impossible d’</text:span><text:span text:style-name="T47">y</text:span><text:span text:style-name="T40"> modifier les comptes d’une machine virtuelle qui y est hébergée. Il y a là aussi un moyen d’avoir une console élevée en privilèges sous CentOS mais la méthode que je connais, inapplicable en SSH </text:span><text:span text:style-name="T132">est possible via</text:span><text:span text:style-name="T40"> l’interface d’administration hyperviseur </text:span><text:span text:style-name="T132">qui fournit</text:span><text:span text:style-name="T40"> la sortie console du serveur comme si j’y étais connecté de manière physique. Après avoir ralenti </text:span><text:span text:style-name="T132">très</text:span><text:span text:style-name="T40"> fortement le démarrage de la machine virtuelle </text:span><text:span text:style-name="T160">(plus de 10 secondes au POST)</text:span><text:span text:style-name="T40">, j’ai pu obtenir le temps nécessaire après l’ouverture de la </text:span><text:span text:style-name="T161">l’interface</text:span><text:span text:style-name="T139"> </text:span><text:span text:style-name="T40">console pour lancer mes commandes et obtenir une élévation de privilèges puis modifier le mot de passe du compte que nous utilisions en SSH. À ce moment les accès ont été rétablis et j’ai pu poursuivre la configuration.</text:span></text:p>
          <text:p text:style-name="P24"><text:span text:style-name="T48">Ceci est un résumé succinct, j’ai pu placer </text:span><text:span text:style-name="T139">dans les quelques jours restants </text:span><text:span text:style-name="T48">mes sites </text:span><text:span text:style-name="T49">sur ce serveur</text:span><text:span text:style-name="T48"> et les faire répondre </text:span><text:span text:style-name="T49">à temps </text:span><text:span text:style-name="T51">donc </text:span>l’audit a pu avoir lie<text:span text:style-name="T10">u. </text:span><text:span text:style-name="T50">L</text:span><text:span text:style-name="T10">e jugement rendu par les techniciens </text:span><text:span text:style-name="T52">évaluateurs</text:span><text:span text:style-name="T10"> a été favorable </text:span>pour la solution adoptée <text:span text:style-name="T10">qui a donc été appliquée sur les sites Internet. </text:span>Aujourd’hui ce sont 61 sites Internet et 30 sites Intranet qui ont été livrés sur leur plateforme de pré-production respective et seront <text:span text:style-name="T10">par la suite</text:span> migrés sur une plateforme de production.</text:p>
          <text:p text:style-name="P25"><text:span text:style-name="T117">Depuis août 2021 j’occupe sur ce projet le rôle de responsable technique. Par sous-effectif cette fonction s’ajoute à ma fonction de développeur-intégrateu</text:span><text:span text:style-name="T118">r, fonction que je considère comme un </text:span><text:soft-page-break/><text:span text:style-name="T118">sous-ensemble </text:span><text:span text:style-name="T119">à la deuxième car </text:span><text:span text:style-name="T118">nécessaire à une pleine compréhension des problématiques et enjeux techniques de la réalisation du projet. </text:span><text:span text:style-name="T120">Afin de me donner du temps de travail sur cette deuxième fonction, il m’a fallu former mon équipe afin de leur </text:span><text:span text:style-name="T162">transmettre</text:span><text:span text:style-name="T120"> </text:span><text:span text:style-name="T125">toutes </text:span><text:span text:style-name="T162">m</text:span><text:span text:style-name="T125">es</text:span><text:span text:style-name="T120"> compétences </text:span><text:span text:style-name="T162">utiles au projet</text:span><text:span text:style-name="T120"> sous peine d’être </text:span><text:span text:style-name="T163">de ne pouvoir qu’être </text:span><text:span text:style-name="T120">le seul de l’équipe à pouvoir travailler ce qui a été le cas </text:span><text:span text:style-name="T126">sur une semaine </text:span><text:span text:style-name="T120">fin 2021 en phase de livraison des sites Internet sur la plateforme de pré-production. Aujourd’hui mon équipe réalise un travail de qualité </text:span><text:span text:style-name="T121">et je peux me consacrer à mon travail de manager en étant pour eux un appui technique. </text:span><text:span text:style-name="T122">Cela a demandé une année entière car m</text:span><text:span text:style-name="T123">a </text:span><text:span text:style-name="T122">prédécesseure, en plus de n’avoir fourni </text:span><text:span text:style-name="T131">en 2 ans </text:span><text:span text:style-name="T130">qu’une </text:span><text:span text:style-name="T124">réécriture de </text:span><text:span text:style-name="T130">l’</text:span><text:span text:style-name="T124">arborescence </text:span><text:span text:style-name="T130">de la documentation</text:span><text:span text:style-name="T124"> </text:span><text:span text:style-name="T122">n’</text:span><text:span text:style-name="T123">a</text:span><text:span text:style-name="T122"> effectué aucune passation de consignes, autant de problématiques qu’il a fallu conjuguer avec les échéances de livraison attendues </text:span><text:span text:style-name="T127">et la phase de formation. </text:span><text:span text:style-name="T133">La gestion des priorités se fait désormais en réunion régulière avec mon chef de projet et en complément du tableau Kanban (liste des tâches à faire, en cours et faites), des « daily scrum » (« mêlée quotidienne » en traduction littérale, un rendez-vous quotidien avec toute mon équipe) ont été mis en place pour suivre l’évolution du projet, lever très rapidement des problématiques et faciliter le partage d’informations.</text:span></text:p>
        </text:list-item>
        <text:list-item>
          <text:p text:style-name="P14">Caractérisation des compétences mobilisées durant cette activité</text:p>
          <text:p text:style-name="P26">Les compétences demandées sur le projet ont été pour certaines abordées : administration Unix <text:span text:style-name="T164">et</text:span><text:span text:style-name="T7"> base de données MySQL</text:span>, administration d’un CMS Joomla, <text:span text:style-name="T165">outils </text:span><text:span text:style-name="T10">SSH </text:span><text:span text:style-name="T165">tels que Putty,</text:span> <text:span text:style-name="T10">V</text:span>im <text:span text:style-name="T165">et Nano</text:span>, rédaction de scripts shell Unix,<text:span text:style-name="T7"> </text:span><text:span text:style-name="T9">autonomie, capacité d’adaptation et d’anticipation, culture informatique, </text:span><text:span text:style-name="T128">rédaction de documentation, </text:span><text:span text:style-name="T129">méthodologie agile</text:span></text:p>
        </text:list-item>
      </text:list>
      <text:list xml:id="list2039722300" text:style-name="L3">
        <text:list-item>
          <text:p text:style-name="P29"><text:span text:style-name="T92">Intitulé </text:span><text:span text:style-name="T2">de l’expérience</text:span></text:p>
          <text:p text:style-name="P29"><text:span text:style-name="T3">Partie 3 - « Ré</text:span>alisation en totale autonomie d’un Proof Of Concept ayant pour but de valider le choix d’une architecture logicielle en vue de réaliser un nouveau projet informatique et de garantir la viabilité de son développement par les outils fournis de l’entreprise »</text:p>
        </text:list-item>
        <text:list-item>
          <text:p text:style-name="P31">Contexte de l’activité</text:p>
          <text:p text:style-name="P29">Cela a été un succès après 6 mois de réalisation, de fin janvier 2018 à début août 2018.</text:p>
          <text:p text:style-name="P30">Hormis le nombre de micro-services back-end, il respecte en totalité l’architecture retenue pour le projet client. Il consiste donc en 3 micro-services en Java EE 7 (JDK 8), 1 en charge du front-end et 2 en charge du back-end.</text:p>
          <text:p text:style-name="P30">Les micro-services communiquent en REST (HTTP) par le framework Springboot et sont montés sur un serveur Wildfly, les queues asynchrones sont hébergées sur un serveur ActiveMQ, l’authentification et la sécurisation des tunnels entre micro-services est déléguée à un SSO Keycloak monté sur son propre serveur. </text:p>
          <text:p text:style-name="P30">Le framework d’interface du front-end est Primefaces, les dépendances de tous les micro-services sont gérées par Maven et la base de données est une PostGreSQL. </text:p>
          <text:p text:style-name="P30">Les beans Java sont gérés par injection de dépendances ce qui facilite la compréhension du code et donc le debug mais surtout la performance avec une gestion mémoire bien plus maîtrisée par un cycle de vie des objets optimal.</text:p>
          <text:p text:style-name="P30">Toutes les bonnes pratiques de développement du moment en ma connaissance ont été appliquées : documentation complète au format JavaDoc, serialVersionUID généré pour toute classe sérialisable et incrémenté à chaque évolution de la classe pour en garantir l'intégrité, contexte des beans restreint au plus élémentaire, navigation entre pages par un Flow pour limiter là-aussi la <text:soft-page-break/>multiplication d'objets et réduire au possible leur empreinte mémoire, généricité maximale…</text:p>
        </text:list-item>
        <text:list-item>
          <text:p text:style-name="P7">Description de l’activité</text:p>
          <text:p text:style-name="P30">Les contraintes du « poste informatique du développeur » sont nombreuses : Windows 10 sans aucun accès Internet ni aucun droit administrateur mais reliés avec les autres postes par un Intranet.</text:p>
          <text:p text:style-name="P30">Un serveur regroupant des outils de développement, ce que l'on appelle une forge logicielle est fournie sur cette Intradef. Elle nous donne accès à Git et SVN qui sont deux dépôts versionnés de sources, Jenkins qui, intermédiaire à Git et SVN, est un outil d’intégration continue vérifiant la qualité et le respect des attentes fonctionnelles lors d’envois de code, Nexus qui est un dépôt de dépendances, Wiki qui centralise la documentation au format « Wikipédia » et Mantis qui est un outil de suivi des anomalies et évolutions.</text:p>
          <text:p text:style-name="P30">La problématique du non-accès à Internet vient de l'accès aux dépendances résolu en partie par le dépôt de dépendances Nexus qui hors Internet est loin d’être complet. Le gestionnaire de dépendances Maven utilisé à chaque compilation identifie les éventuelles dépendances manquant à Nexus donc pour permettre la compilation elles sont rajoutées dans le repository local du poste du développeur, il faut donc les transmettre avec les sources du projet à chaque développeur intervenant sur le code. Cela n’a pas eu lieu sur ce POC mais l’a été sur le projet client.</text:p>
        </text:list-item>
        <text:list-item>
          <text:p text:style-name="P15">Caractérisation des compétences mobilisées durant cette activité</text:p>
          <text:p text:style-name="P30">La problématique des droits limités vient de l’installation des outils et des services. Le code créé en local sur l’IDE Eclipse a pu également être exécuté en local par un serveur Wildfly local mais le serveur d’authentification Keycloak et le serveur PostgreSQL n’ont pu être installés que sur des machines virtuelles dont la configuration après-démarrage a été automatisée par l’outil Vagrant pour faciliter le montage et remontage. Une alternative à la conteneurisation, encore interdite d’usage par la DSI de mon entreprise.</text:p>
          <text:p text:style-name="P30">La réalisation de ce « Proof of Concept » a demandé plusieurs phases :</text:p>
          <text:list>
            <text:list-item>
              <text:p text:style-name="P30">Description d’une architecture détaillée et interopérable </text:p>
            </text:list-item>
            <text:list-item>
              <text:p text:style-name="P30">Description de la base de données</text:p>
            </text:list-item>
            <text:list-item>
              <text:p text:style-name="P30">Réalisation de la base du projet avec 2 micro-services</text:p>
            </text:list-item>
            <text:list-item>
              <text:p text:style-name="P30">Réalisation de la machine virtuelle de base de données</text:p>
            </text:list-item>
            <text:list-item>
              <text:p text:style-name="P30">Intégration du SSO Keycloak sur sa machine virtuelle</text:p>
            </text:list-item>
            <text:list-item>
              <text:p text:style-name="P30"><text:span text:style-name="T1">Ajout d’un 3</text:span><text:span text:style-name="T4">ème</text:span><text:span text:style-name="T1"> micro-service</text:span></text:p>
            </text:list-item>
            <text:list-item>
              <text:p text:style-name="P30">Ajout de traitements asynchrones</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1" fo:font-size="11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23T21:21:01.232000000</dc:date>
    <meta:editing-duration>PT7H2M</meta:editing-duration>
    <meta:editing-cycles>242</meta:editing-cycles>
    <meta:generator>LibreOffice/7.3.6.2$Windows_X86_64 LibreOffice_project/c28ca90fd6e1a19e189fc16c05f8f8924961e12e</meta:generator>
    <meta:document-statistic meta:table-count="0" meta:image-count="0" meta:object-count="0" meta:page-count="6" meta:paragraph-count="56" meta:word-count="3411" meta:character-count="21171" meta:non-whitespace-character-count="17866"/>
  </office:meta>
</office:document-meta>
</file>